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a8565" officeooo:paragraph-rsid="000a8565"/>
    </style:style>
    <style:style style:name="P3" style:family="paragraph" style:parent-style-name="Standard">
      <style:paragraph-properties fo:text-align="center" style:justify-single-word="false"/>
      <style:text-properties officeooo:rsid="000a8565" officeooo:paragraph-rsid="000a8565"/>
    </style:style>
    <style:style style:name="P4" style:family="paragraph" style:parent-style-name="Standard">
      <style:text-properties fo:font-style="italic" officeooo:rsid="000a8565" officeooo:paragraph-rsid="000a8565" style:font-style-asian="italic" style:font-style-complex="italic"/>
    </style:style>
    <style:style style:name="P5" style:family="paragraph" style:parent-style-name="Standard">
      <style:text-properties officeooo:rsid="000af4ab" officeooo:paragraph-rsid="000af4ab"/>
    </style:style>
    <style:style style:name="P6" style:family="paragraph" style:parent-style-name="Standard">
      <style:text-properties officeooo:rsid="000b4153" officeooo:paragraph-rsid="000b4153"/>
    </style:style>
    <style:style style:name="P7" style:family="paragraph" style:parent-style-name="Standard">
      <style:text-properties officeooo:rsid="000c11f1" officeooo:paragraph-rsid="000c11f1"/>
    </style:style>
    <style:style style:name="P8" style:family="paragraph" style:parent-style-name="Standard">
      <style:text-properties officeooo:rsid="000c29fe" officeooo:paragraph-rsid="000c29fe"/>
    </style:style>
    <style:style style:name="T1" style:family="text">
      <style:text-properties style:font-name="Liberation Sans" fo:font-size="28pt" fo:font-weight="bold" officeooo:rsid="000a8565" style:font-name-asian="PingFang SC" style:font-size-asian="28pt" style:font-weight-asian="bold" style:font-name-complex="Arial Unicode MS" style:font-size-complex="28pt" style:font-weight-complex="bold"/>
    </style:style>
    <style:style style:name="T2" style:family="text">
      <style:text-properties officeooo:rsid="000b4153"/>
    </style:style>
    <style:style style:name="T3" style:family="text">
      <style:text-properties officeooo:rsid="000c11f1"/>
    </style:style>
    <style:style style:name="T4" style:family="text">
      <style:text-properties officeooo:rsid="000c29fe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 officeooo:rsid="000c11f1"/>
    </style:style>
    <style:style style:name="T7" style:family="text">
      <style:text-properties officeooo:rsid="000cdd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shatic <text:span text:style-name="T1">Inequality Overloading</text:span></text:p>
      <text:p text:style-name="P3">by Sven Nilsen, 2021</text:p>
      <text:p text:style-name="P2"/>
      <text:p text:style-name="P4">In this paper I introduce a technique of overloading inequality with a Seshatic relation.</text:p>
      <text:p text:style-name="P2"/>
      <text:p text:style-name="P5">Assume one has a <text:span text:style-name="T2">member of some type</text:span>:</text:p>
      <text:p text:style-name="P5"/>
      <text:p text:style-name="P5"><text:tab/><text:span text:style-name="T2">a : T</text:span></text:p>
      <text:p text:style-name="P5"/>
      <text:p text:style-name="P5">Now, pick one value of some <text:span text:style-name="T2">second</text:span> type, <text:span text:style-name="T3">that is symbolic distinct</text:span><text:span text:style-name="T6"><text:reference-ref text:reference-format="text" text:ref-name="symbolic distinction">[1]</text:reference-ref></text:span><text:span text:style-name="T3"> from the first</text:span>:</text:p>
      <text:p text:style-name="P5"/>
      <text:p text:style-name="P5"><text:tab/>b : <text:span text:style-name="T2">U</text:span></text:p>
      <text:p text:style-name="P5"/>
      <text:p text:style-name="P6">Seshatic Inequality Overloading <text:span text:style-name="T3">is the idea that members of two </text:span><text:span text:style-name="T4">symbolic distinct</text:span><text:span text:style-name="T3"> types are inequal:</text:span></text:p>
      <text:p text:style-name="P6"/>
      <text:p text:style-name="P6"><text:tab/>a ¬= b</text:p>
      <text:p text:style-name="P6"/>
      <text:p text:style-name="P8">This form of overloading is only valid <text:span text:style-name="T7">when two symbolic distinct types can not be treated as equal.</text:span></text:p>
      <text:p text:style-name="P8"/>
      <text:h text:style-name="P1" text:outline-level="3">References:</text:h>
      <text:p text:style-name="P7"/>
      <text:p text:style-name="P8"><text:reference-mark-start text:name="symbolic distinction"/>[1]<text:reference-mark-end text:name="symbolic distinction"/><text:tab/>“Symbolic Distinction”</text:p>
      <text:p text:style-name="P8"><text:tab/>Sven Nilsen, 2021</text:p>
      <text:p text:style-name="P8"><text:tab/><text:a xlink:type="simple" xlink:href="https://github.com/advancedresearch/path_semantics/blob/master/papers-wip2/symbolic-distinction.pdf" text:style-name="Internet_20_link" text:visited-style-name="Visited_20_Internet_20_Link"><text:span text:style-name="T5">https://github.com/advancedresearch/path_semantics/blob/master/papers-wip2/symbolic-distinction.pdf</text:span></text:a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3T16:23:40.806982764</meta:creation-date>
    <dc:date>2021-12-15T19:13:25.447707128</dc:date>
    <meta:editing-duration>PT2M12S</meta:editing-duration>
    <meta:editing-cycles>1</meta:editing-cycles>
    <meta:document-statistic meta:table-count="0" meta:image-count="0" meta:object-count="0" meta:page-count="2" meta:paragraph-count="14" meta:word-count="94" meta:character-count="636" meta:non-whitespace-character-count="551"/>
    <meta:generator>LibreOffice/7.2.2.2$MacOSX_X86_64 LibreOffice_project/02b2acce88a210515b4a5bb2e46cbfb63fe97d56</meta:generator>
  </office:meta>
</office:document-meta>
</file>